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s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DenConCe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2]*[.J2]*[.J2]*[.G26]/(1024*1024*1024)" office:value-type="float" office:value="0.02734375" calcext:value-type="float">
            <text:p>0,0273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FFTout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J3]*[.J3]*[.J3]*[.G26]/(1024*1024*1024)" office:value-type="float" office:value="0.21875" calcext:value-type="float">
            <text:p>0,21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4]*[.F4]" office:value-type="float" office:value="16" calcext:value-type="float">
            <text:p>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J4]*[.J4]*[.J4]*[.G26]/(1024*1024*1024)" office:value-type="float" office:value="1.75" calcext:value-type="float">
            <text:p>1,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vecto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5]*[.F5]" office:value-type="float" office:value="24" calcext:value-type="float">
            <text:p>2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J5]*[.J5]*[.J5]*[.G26]/(1024*1024*1024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u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weight_NG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weight_C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_si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v_cm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_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w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e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en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ridPar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formula="of:=SUM([.G1:.G23])" office:value-type="float" office:value="112" calcext:value-type="float">
            <text:p>1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vadi </meta:initial-creator>
    <meta:creation-date>2016-04-19T16:44:26.413344875</meta:creation-date>
    <dc:date>2016-04-19T17:34:28.973632999</dc:date>
    <dc:creator>darivadi </dc:creator>
    <meta:editing-duration>PT19M52S</meta:editing-duration>
    <meta:editing-cycles>1</meta:editing-cycles>
    <meta:document-statistic meta:table-count="1" meta:cell-count="127" meta:object-count="0"/>
    <meta:generator>LibreOffice/4.2.8.2$Linux_X86_64 LibreOffice_project/420m0$Build-2</meta:generator>
  </office:meta>
</office:document-meta>
</file>